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8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1.5752in" fo:break-before="auto" style:use-optimal-row-height="true"/>
    </style:style>
    <style:style style:name="ro4" style:family="table-row">
      <style:table-row-properties style:row-height="1.4193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1.8862in" fo:break-before="auto" style:use-optimal-row-height="true"/>
    </style:style>
    <style:style style:name="ro8" style:family="table-row">
      <style:table-row-properties style:row-height="1.7307in" fo:break-before="auto" style:use-optimal-row-height="true"/>
    </style:style>
    <style:style style:name="ro9" style:family="table-row">
      <style:table-row-properties style:row-height="2.0417in" fo:break-before="auto" style:use-optimal-row-height="true"/>
    </style:style>
    <style:style style:name="ro10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6f2fb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6f2fb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1" table:number-columns-repeated="3" table:default-cell-style-name="ce5"/>
        <table:table-column table:style-name="co1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Registered Finance Leasing Establishments. (As at 22/07/2010 )</text:p>
          </table:table-cell>
          <table:covered-table-cell table:style-name="Default"/>
          <table:covered-table-cell table:style-name="Default"/>
          <table:covered-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No</text:p>
          </table:table-cell>
          <table:table-cell table:style-name="ce4" office:value-type="string">
            <text:p>Name &amp; Address</text:p>
          </table:table-cell>
          <table:table-cell table:style-name="ce4" office:value-type="string" table:number-columns-spanned="2" table:number-rows-spanned="1">
            <text:p>Contact Nos.</text:p>
          </table:table-cell>
          <table:covered-table-cell table:style-name="Default"/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bans Financial Services Ltd</text:p>
            <text:p>400, Galle Road </text:p>
            <text:p>Colombo 3</text:p>
          </table:table-cell>
          <table:table-cell office:value-type="string">
            <text:p>Tel</text:p>
            <text:p>Fax </text:p>
            <text:p>E-mail </text:p>
            <text:p>Website</text:p>
          </table:table-cell>
          <table:table-cell office:value-type="string">
            <text:p>            (94) 11 2438141      </text:p>
            <text:p>            (94) 11 2375517      </text:p>
            <text:p>aban@abansgroup.com</text:p>
            <text:p>www.abansgroup.com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lliance Finance Co PLC</text:p>
            <text:p>Alliance House</text:p>
            <text:p>84, Ward Place</text:p>
            <text:p>Colombo 7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2673673      </text:p>
            <text:p>            (94) 11 2697205      </text:p>
            <text:p>info@alliancefinance.lk</text:p>
            <text:p>www.alliancefinance.lk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MW Capital Leasing Ltd.. </text:p>
            <text:p>Maruti Showrooms</text:p>
            <text:p>445, Bauddhaloka Mawatha</text:p>
            <text:p>Colombo 8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2671171      </text:p>
            <text:p>            (94) 11 2671272      </text:p>
            <text:p>ravi.yatawara@amwltd.com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rpico Finance Co PLC</text:p>
            <text:p>146, Havelock Road</text:p>
            <text:p>Colombo 5</text:p>
          </table:table-cell>
          <table:table-cell office:value-type="string">
            <text:p>Tel.</text:p>
            <text:p>Fax </text:p>
            <text:p>E-mail </text:p>
            <text:p>Website</text:p>
          </table:table-cell>
          <table:table-cell office:value-type="string">
            <text:p>(94) 11 2580471-2</text:p>
            <text:p>            (94) 11 2500259      </text:p>
            <text:p>arpicofinance@wow.lk</text:p>
            <text:p>www.arpicofinance.lk</text:p>
          </table:table-cell>
          <table:table-cell table:number-columns-repeated="1020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Asia Asset Finance Ltd</text:p>
            <text:p>(Formerly Finance &amp; Land Sales Ltd)</text:p>
            <text:p>36, Dudley Senanayake Mawatha</text:p>
            <text:p>Colombo 8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(94) 11 26813724-4,</text:p>
            <text:p>            (94) 11 2695560       / 2670169</text:p>
            <text:p>info@asiaassetfinance.lk</text:p>
            <text:p>www.asiaassetfinance.lk </text:p>
          </table:table-cell>
          <table:table-cell table:number-columns-repeated="1020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Asia Commerce Ltd</text:p>
            <text:p>372/2, Galle Road</text:p>
            <text:p>Colombo 3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(94) 11 2375408-12</text:p>
            <text:p>            (94) 11 4721174       / 4375411</text:p>
            <text:p>direct@asiacommerce.lk</text:p>
            <text:p>www.asiacommerce.lk</text:p>
          </table:table-cell>
          <table:table-cell table:number-columns-repeated="1020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Asian Finance Ltd </text:p>
            <text:p>20, R A De Mel Mawatha</text:p>
            <text:p>Colombo 3</text:p>
          </table:table-cell>
          <table:table-cell office:value-type="string">
            <text:p>Tel.</text:p>
            <text:p>Fax </text:p>
            <text:p>E-mail </text:p>
            <text:p>Website</text:p>
          </table:table-cell>
          <table:table-cell office:value-type="string">
            <text:p>            (94) 11 2438141      </text:p>
            <text:p>            (94) 11 5333494       / 2472843 </text:p>
            <text:p>asianfin@slt.lk</text:p>
            <text:p>www.asianfinance.lk</text:p>
          </table:table-cell>
          <table:table-cell table:number-columns-repeated="1020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Assetline Leasing Co Ltd</text:p>
            <text:p>282, Kaduwela Road,</text:p>
            <text:p>Battaramulla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4700100      </text:p>
            <text:p>            (94) 11 4700101      </text:p>
            <text:p>godfrey@dpmcfs.com</text:p>
          </table:table-cell>
          <table:table-cell table:number-columns-repeated="1020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Associated Motor Finance Co Ltd</text:p>
            <text:p>89, Hyde Park Corner</text:p>
            <text:p>Colombo 2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2687265      , 2687158</text:p>
            <text:p>            (94) 11 2688760      </text:p>
            <text:p>amfcoltd@sltnet.lk</text:p>
          </table:table-cell>
          <table:table-cell table:number-columns-repeated="1020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Bank of Ceylon</text:p>
            <text:p>4, Bank of Ceylon Mawatha</text:p>
            <text:p>Colombo 1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(94) 11 2338741-55 / 2446790 - 811</text:p>
            <text:p>            (94) 11 2449401      </text:p>
            <text:p>boc@boc.lk</text:p>
            <text:p>www.boc.lk</text:p>
          </table:table-cell>
          <table:table-cell table:number-columns-repeated="1020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Bartleet Finance Ltd </text:p>
            <text:p>2nd Floor, “Bartleet House”</text:p>
            <text:p>65, Braybrooke Place</text:p>
            <text:p>Colombo 2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5333412      , 5334442, </text:p>
            <text:p>            (94) 11 5333494      </text:p>
            <text:p>bartfsl@bartleet.com</text:p>
            <text:p>www.bartleetgroup.com</text:p>
          </table:table-cell>
          <table:table-cell table:number-columns-repeated="1020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apital Reach Credit Ltd.</text:p>
            <text:p>1, Lake Crescent</text:p>
            <text:p>Colombo 2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(94) 11 2307284-88</text:p>
            <text:p>            (94) 11 2307289      </text:p>
            <text:p>credit@capitalreach.lk</text:p>
            <text:p>www.capitalreach.lk</text:p>
          </table:table-cell>
          <table:table-cell table:number-columns-repeated="1020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apital Reach Leasing Plc </text:p>
            <text:p>1, Lake Crescent</text:p>
            <text:p>Colombo 2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(94) 11 2307284 - 8</text:p>
            <text:p>            (94) 11 2307289      </text:p>
            <text:p>leasing@capitalreach.lk</text:p>
            <text:p>www.capitalreach.lk</text:p>
          </table:table-cell>
          <table:table-cell table:number-columns-repeated="1020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Central Finance Co PLC </text:p>
            <text:p>84, Raja Veediya</text:p>
            <text:p>Kandy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81-2230230       / 2227000 </text:p>
            <text:p>            (94) (081) 2232047      </text:p>
            <text:p>cenfin@sltnet.lk / cenfin@cf.lk</text:p>
            <text:p>www.cf.lk</text:p>
          </table:table-cell>
          <table:table-cell table:number-columns-repeated="1020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Central Investments &amp; Finance Ltd</text:p>
            <text:p>181/1A, Dharmapala Mawatha</text:p>
            <text:p>Colombo 7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2694753       / 2698888 </text:p>
            <text:p>            (94) 11 2686173       / 5559758 </text:p>
            <text:p>cifl@cifl.lk / info@cifl.lk</text:p>
            <text:p>www.cifl.lk</text:p>
          </table:table-cell>
          <table:table-cell table:number-columns-repeated="102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eylease Financial Services Ltd</text:p>
            <text:p>182, Platinum Tower,</text:p>
            <text:p>Elvitigala Mv, Borella,</text:p>
            <text:p>Colombo 08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2358000      </text:p>
            <text:p>            (94) 11 2681851      </text:p>
            <text:p>ceylease@mail.ewisl.net</text:p>
          </table:table-cell>
          <table:table-cell table:number-columns-repeated="1020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eylinco Investments &amp; Realty Ltd</text:p>
            <text:p>277, Union Place</text:p>
            <text:p>Colombo 2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5370370      , 5565900</text:p>
            <text:p>            (94) 11 5371371       </text:p>
            <text:p>informail@cir.lk</text:p>
            <text:p>www.cir.lk</text:p>
          </table:table-cell>
          <table:table-cell table:number-columns-repeated="1020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eylinco Leasing Corporation Ltd</text:p>
            <text:p>283, R A De Mel Mawatha</text:p>
            <text:p>Colombo 3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5331381      ,5331383-84</text:p>
            <text:p>            (94) 11 4717591       </text:p>
            <text:p>- </text:p>
            <text:p>www.ceylincoleasing.com</text:p>
          </table:table-cell>
          <table:table-cell table:number-columns-repeated="1020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Ceylinco Savings Bank Ltd</text:p>
            <text:p>2, Deal Place</text:p>
            <text:p>Colombo 3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(94) 11 2372720 - 22 /2374000</text:p>
            <text:p>            (94) 11 2372723       / 2374044 </text:p>
            <text:p>savingsbank@csbsl.com</text:p>
            <text:p>www.ceylincosavings.lk</text:p>
          </table:table-cell>
          <table:table-cell table:number-columns-repeated="1020"/>
        </table:table-row>
        <table:table-row table:style-name="ro7">
          <table:table-cell office:value-type="float" office:value="20">
            <text:p>20</text:p>
          </table:table-cell>
          <table:table-cell office:value-type="string">
            <text:p>Nation Lanka Finance Plc. </text:p>
            <text:p>(Formerly known as Ceylinco Securities &amp; Financial Services Ltd) </text:p>
            <text:p>55-1/1, Iceland Building</text:p>
            <text:p>Galle Road</text:p>
            <text:p>Colombo 3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2344162      , 2446431</text:p>
            <text:p>(94) 11 4760800/2332548</text:p>
            <text:p>hoc@csfsl.com</text:p>
            <text:p>www.csfl.com</text:p>
          </table:table-cell>
          <table:table-cell table:number-columns-repeated="1020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Chilaw Finance Ltd</text:p>
            <text:p>44A, Kurunegala Road</text:p>
            <text:p>Chilaw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(94) (032) 2222055, </text:p>
            <text:p>            (94) (032) 2223273      </text:p>
            <text:p>chifinco@yahoo.com</text:p>
            <text:p>-</text:p>
          </table:table-cell>
          <table:table-cell table:number-columns-repeated="1020"/>
        </table:table-row>
        <table:table-row table:style-name="ro7">
          <table:table-cell office:value-type="float" office:value="22">
            <text:p>22</text:p>
          </table:table-cell>
          <table:table-cell office:value-type="string">
            <text:p>Citizens Development Business Finance Ltd (Formerly Ceylinco Development Bank Ltd) </text:p>
            <text:p>No. 18, Sri Sangaraja Mawatha </text:p>
            <text:p>Colombo 10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2429800       </text:p>
            <text:p>            (94) 11 2429888      </text:p>
            <text:p>cdb@cdb.lk</text:p>
            <text:p>www.cdb.lk</text:p>
          </table:table-cell>
          <table:table-cell table:number-columns-repeated="1020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Commercial Bank of Ceylon PLC</text:p>
            <text:p>Commercial House</text:p>
            <text:p>21, Bristol Street, P.O. Box 856 </text:p>
            <text:p>Colombo 1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(94) 11 2445010-15,            011 2336700       </text:p>
            <text:p>            (94) 11 2449889      </text:p>
            <text:p>email@combank.net</text:p>
            <text:p>www.combank.net</text:p>
          </table:table-cell>
          <table:table-cell table:number-columns-repeated="1020"/>
        </table:table-row>
        <table:table-row table:style-name="ro5">
          <table:table-cell office:value-type="float" office:value="24">
            <text:p>24</text:p>
          </table:table-cell>
          <table:table-cell office:value-type="string">
            <text:p>Commercial Credit Ltd</text:p>
            <text:p>106, Yatinuwara Veediya</text:p>
            <text:p>Kandy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(94) 11 (081) 2234963 - 4</text:p>
            <text:p>(94) 11 (081) 2234390</text:p>
            <text:p>ccl@cclk.lk</text:p>
            <text:p>www.cclk.lk</text:p>
          </table:table-cell>
          <table:table-cell table:number-columns-repeated="1020"/>
        </table:table-row>
        <table:table-row table:style-name="ro6">
          <table:table-cell office:value-type="float" office:value="25">
            <text:p>25</text:p>
          </table:table-cell>
          <table:table-cell office:value-type="string">
            <text:p>Commercial Leasing Co PLC</text:p>
            <text:p>68, Bauddhaloka Mawatha</text:p>
            <text:p>Colombo 4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4526526      </text:p>
            <text:p>            (94) 11 4526517      </text:p>
            <text:p>hsds@clc.lk</text:p>
            <text:p>www.clc.lk</text:p>
          </table:table-cell>
          <table:table-cell table:number-columns-repeated="1020"/>
        </table:table-row>
        <table:table-row table:style-name="ro6">
          <table:table-cell office:value-type="float" office:value="26">
            <text:p>26</text:p>
          </table:table-cell>
          <table:table-cell office:value-type="string">
            <text:p>Co-operative Leasing Co Ltd</text:p>
            <text:p>127, Grandpass Road</text:p>
            <text:p>Colombo 14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2389281       </text:p>
            <text:p>            (94) 11 2391152      </text:p>
            <text:p>cooplease@sol.lk</text:p>
            <text:p>-</text:p>
          </table:table-cell>
          <table:table-cell table:number-columns-repeated="1020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FCC Bank</text:p>
            <text:p>73/5, Galle Road</text:p>
            <text:p>Colombo 3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2442442      </text:p>
            <text:p>            (94) 11 2440376      </text:p>
            <text:p>info@dfccbank.com</text:p>
            <text:p>www.dfccbank.com</text:p>
          </table:table-cell>
          <table:table-cell table:number-columns-repeated="1020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Edirisinghe Trust Investments Ltd</text:p>
            <text:p>114, Ward Place</text:p>
            <text:p>Colombo 7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2694822      , 2694871,2694608</text:p>
            <text:p>            (94) 11 2674435      , 5323323</text:p>
            <text:p>info@eti.lk</text:p>
            <text:p>www.eti.lk</text:p>
          </table:table-cell>
          <table:table-cell table:number-columns-repeated="1020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Hatton National Bank PLC </text:p>
            <text:p>479, T B Jayah Mawatha,</text:p>
            <text:p>P.O.Box 837 </text:p>
            <text:p>Colombo 10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2664664       , 4764764 </text:p>
            <text:p>            (94) 11 2662814       /            (94) 11 2662832       </text:p>
            <text:p>moreinfo@hnb.net</text:p>
            <text:p>www.hnb.net</text:p>
          </table:table-cell>
          <table:table-cell table:number-columns-repeated="1020"/>
        </table:table-row>
        <table:table-row table:style-name="ro5">
          <table:table-cell office:value-type="float" office:value="30">
            <text:p>30</text:p>
          </table:table-cell>
          <table:table-cell office:value-type="string">
            <text:p>Indra Finance Ltd.</text:p>
            <text:p>75, Katugastota Road,</text:p>
            <text:p>Kandy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081 2200272       </text:p>
            <text:p>            (94) 081 2224521       </text:p>
            <text:p>indrafinance@sltnet.lk</text:p>
          </table:table-cell>
          <table:table-cell table:number-columns-repeated="1020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Industrial Finance Ltd</text:p>
            <text:p>No. 30, Maitland Crescent</text:p>
            <text:p>Colombo 7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4356356       </text:p>
            <text:p>            (94) 11 4365367       </text:p>
            <text:p>infoifl@infinltd.lk </text:p>
            <text:p>www. industrialfinanceltd.com</text:p>
          </table:table-cell>
          <table:table-cell table:number-columns-repeated="1020"/>
        </table:table-row>
        <table:table-row table:style-name="ro5">
          <table:table-cell office:value-type="float" office:value="32">
            <text:p>32</text:p>
          </table:table-cell>
          <table:table-cell office:value-type="string">
            <text:p>Isuru Finance Co Ltd</text:p>
            <text:p>552, Peradeniya Road</text:p>
            <text:p>Kandy</text:p>
          </table:table-cell>
          <table:table-cell office:value-type="string">
            <text:p>Tel. </text:p>
            <text:p>Fax </text:p>
            <text:p>E-mail</text:p>
          </table:table-cell>
          <table:table-cell office:value-type="string">
            <text:p>(94)             081- 4473547       </text:p>
            <text:p>(94)             081- 4473547       </text:p>
            <text:p>isurufin@sltnet.lk</text:p>
          </table:table-cell>
          <table:table-cell table:number-columns-repeated="1020"/>
        </table:table-row>
        <table:table-row table:style-name="ro8">
          <table:table-cell office:value-type="float" office:value="33">
            <text:p>33</text:p>
          </table:table-cell>
          <table:table-cell office:value-type="string">
            <text:p>Nextfinance Ltd</text:p>
            <text:p>(Formely Known as Janashakthi Finance &amp; Investments Ltd)</text:p>
            <text:p>69, Ward Place </text:p>
            <text:p>Colombo 07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(94) 11 285656</text:p>
            <text:p>            (94) 11 4717784      </text:p>
            <text:p>kumari@nextfinance.lk</text:p>
            <text:p>www.nextfiance.lk</text:p>
          </table:table-cell>
          <table:table-cell table:number-columns-repeated="1020"/>
        </table:table-row>
        <table:table-row table:style-name="ro5">
          <table:table-cell office:value-type="float" office:value="34">
            <text:p>34</text:p>
          </table:table-cell>
          <table:table-cell office:value-type="string">
            <text:p>Kalutota Investments &amp; Leasing Ltd</text:p>
            <text:p>49, Hudson Road</text:p>
            <text:p>Colombo 3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2478750      </text:p>
            <text:p>            (94) 11 2692508      </text:p>
          </table:table-cell>
          <table:table-cell table:number-columns-repeated="1020"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Koshiba Leasing Co Ltd</text:p>
            <text:p>26th Mile Post</text:p>
            <text:p>Kandy Road</text:p>
            <text:p>Nittambuwa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033-2286863       / 2285686/4678121 </text:p>
            <text:p>            (94) 033-2286864      </text:p>
            <text:p>koshile@sltnet.lk</text:p>
          </table:table-cell>
          <table:table-cell table:number-columns-repeated="1020"/>
        </table:table-row>
        <table:table-row table:style-name="ro6">
          <table:table-cell office:value-type="float" office:value="36">
            <text:p>36</text:p>
          </table:table-cell>
          <table:table-cell office:value-type="string">
            <text:p>L B Finance PLC </text:p>
            <text:p>275/75, Prof.Stanley Wijesundara Mw</text:p>
            <text:p>Colombo 7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(94) 11452100</text:p>
            <text:p>(94) 115345327/6</text:p>
            <text:p>mail@lbfinance.lk</text:p>
            <text:p>www.lbfinance.com</text:p>
          </table:table-cell>
          <table:table-cell table:number-columns-repeated="1020"/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Lanka ORIX Finance Company Ltd</text:p>
            <text:p>100/1, Sri jayawardanapura Mawatha</text:p>
            <text:p>Rajagiriya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0094) 115880880      </text:p>
            <text:p>            (0094) 112865606       / 5340684</text:p>
            <text:p>lofin@lankaorix.com</text:p>
            <text:p>www.lankaorix.com</text:p>
          </table:table-cell>
          <table:table-cell table:number-columns-repeated="1020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Lanka ORIX Leasing Company PLC </text:p>
            <text:p>100/1, Sri jayawardanapura Mawatha</text:p>
            <text:p>Rajagiriya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(94) 5880880 </text:p>
            <text:p>            (94) 11 2865260      </text:p>
            <text:p>chrishanthi@lankaorix.com</text:p>
            <text:p>www.lankaorix.com</text:p>
          </table:table-cell>
          <table:table-cell table:number-columns-repeated="1020"/>
        </table:table-row>
        <table:table-row table:style-name="ro6">
          <table:table-cell office:value-type="float" office:value="39">
            <text:p>39</text:p>
          </table:table-cell>
          <table:table-cell office:value-type="string">
            <text:p>LOLC Micro Credit Ltd. </text:p>
            <text:p>100/1, Sri jayawardenapura Mawatha</text:p>
            <text:p>Rajagiriya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5880880       </text:p>
            <text:p>            (94) 11 2865606      </text:p>
            <text:p>ravit@lankaorix.com</text:p>
            <text:p>-</text:p>
          </table:table-cell>
          <table:table-cell table:number-columns-repeated="1020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Lankaputhra Development Bank Ltd.</text:p>
            <text:p>34, Maitland Cresent</text:p>
            <text:p>Colombo 7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(94) 11 2675891-5</text:p>
            <text:p>            (94) 11 2675890      </text:p>
            <text:p>info@lankaputhra.lk</text:p>
            <text:p>www.lankaputhra.lk</text:p>
          </table:table-cell>
          <table:table-cell table:number-columns-repeated="1020"/>
        </table:table-row>
        <table:table-row table:style-name="ro4">
          <table:table-cell office:value-type="float" office:value="41">
            <text:p>41</text:p>
          </table:table-cell>
          <table:table-cell office:value-type="string">
            <text:p>Lisvin Investments Ltd</text:p>
            <text:p>No. 734 B, New Parliament Road</text:p>
            <text:p>Pellawatta</text:p>
            <text:p>Battaramulla</text:p>
          </table:table-cell>
          <table:table-cell office:value-type="string">
            <text:p>Tel. </text:p>
            <text:p>Fax </text:p>
            <text:p>E-mail</text:p>
          </table:table-cell>
          <table:table-cell office:value-type="string">
            <text:p>            (94) 11 2785050      </text:p>
            <text:p>            (94) 11 5520451      </text:p>
            <text:p>lisvin@lisvin.com</text:p>
          </table:table-cell>
          <table:table-cell table:number-columns-repeated="1020"/>
        </table:table-row>
        <table:table-row table:style-name="ro5">
          <table:table-cell office:value-type="string">
            <text:p> </text:p>
          </table:table-cell>
          <table:table-cell office:value-type="string">
            <text:p>MBSL Serving Bank Ltd </text:p>
            <text:p>No. 2, Deal place, </text:p>
            <text:p>Colombo 3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2372720      </text:p>
            <text:p>            (94) 11 2374044      </text:p>
            <text:p>servingsbank@csbl.com</text:p>
          </table:table-cell>
          <table:table-cell table:number-columns-repeated="1020"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MCB Bank Ltd</text:p>
            <text:p>08, Leyden Bastian Road</text:p>
            <text:p>Colombo 1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(94) 11 2448765 - 6</text:p>
            <text:p>            (94) 11 2448764      </text:p>
            <text:p>mcb@eureka.lk / gmoffice@mcb.com.lk</text:p>
            <text:p>www.mcb.com.pk</text:p>
          </table:table-cell>
          <table:table-cell table:number-columns-repeated="1020"/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Mercantile Investments Ltd</text:p>
            <text:p>236, Galle Road</text:p>
            <text:p>Colombo 3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(94) 11 2343720 – 7</text:p>
            <text:p>            (94) 11 2434524       / 2434623 </text:p>
            <text:p>mercantile@mi.com.lk</text:p>
            <text:p>www.mi.com.lk</text:p>
          </table:table-cell>
          <table:table-cell table:number-columns-repeated="1020"/>
        </table:table-row>
        <table:table-row table:style-name="ro9">
          <table:table-cell office:value-type="float" office:value="44">
            <text:p>44</text:p>
          </table:table-cell>
          <table:table-cell office:value-type="string">
            <text:p>Merchant Bank of Sri Lanka PLC </text:p>
            <text:p>" Bank of Ceylon Merchant Tower "</text:p>
            <text:p>28, St. Michael's Road</text:p>
            <text:p>Colombo 03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4 711711      ,            (94) 11 2565636       </text:p>
            <text:p>            (94) 11 2565666      ,(94) 11 4711745/759 </text:p>
            <text:p>mbslbank@mbslbank.com</text:p>
            <text:p>www.mbslbank.com</text:p>
          </table:table-cell>
          <table:table-cell table:number-columns-repeated="1020"/>
        </table:table-row>
        <table:table-row table:style-name="ro7">
          <table:table-cell office:value-type="float" office:value="45">
            <text:p>45</text:p>
          </table:table-cell>
          <table:table-cell office:value-type="string">
            <text:p>Merchant Credit of Sri Lanka Ltd</text:p>
            <text:p>11th Floor</text:p>
            <text:p>" Bank of Ceylon Merchant Tower "</text:p>
            <text:p>28, St.Michael’s Road</text:p>
            <text:p>Colombo 3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2301501      </text:p>
            <text:p>            (94) 11 4710204      </text:p>
            <text:p>mcsl@mbslbank.com</text:p>
            <text:p>www.mcsl.lk</text:p>
          </table:table-cell>
          <table:table-cell table:number-columns-repeated="1020"/>
        </table:table-row>
        <table:table-row table:style-name="ro6">
          <table:table-cell office:value-type="float" office:value="46">
            <text:p>46</text:p>
          </table:table-cell>
          <table:table-cell office:value-type="string">
            <text:p>Nanda Investments Ltd</text:p>
            <text:p>25, C W W Kannangara Mawatha</text:p>
            <text:p>Colombo 7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2686523       –526</text:p>
            <text:p>            (94) 11 2698614      </text:p>
            <text:p>nandain@lanka.com.lk</text:p>
          </table:table-cell>
          <table:table-cell table:number-columns-repeated="1020"/>
        </table:table-row>
        <table:table-row table:style-name="ro4">
          <table:table-cell office:value-type="float" office:value="47">
            <text:p>47</text:p>
          </table:table-cell>
          <table:table-cell office:value-type="string">
            <text:p>National Development Bank PLC </text:p>
            <text:p>40, Nawam Mawatha</text:p>
            <text:p>Colombo 2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(94) 11 2437701 - 10 , 2448448</text:p>
            <text:p>            (94) 11 2440262      </text:p>
            <text:p>contact@ndbbank.com</text:p>
            <text:p>www.ndbbank.com</text:p>
          </table:table-cell>
          <table:table-cell table:number-columns-repeated="1020"/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Nations Trust Bank PLC</text:p>
            <text:p>242, Union Place</text:p>
            <text:p>Colombo 2.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4313131       / 4313100 </text:p>
            <text:p>            (94) 11 2307854       / 4313199 </text:p>
            <text:p>info@nationstrust.com</text:p>
            <text:p>www.nationstrust.com</text:p>
          </table:table-cell>
          <table:table-cell table:number-columns-repeated="1020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Orient Financial Services Corporation Ltd</text:p>
            <text:p>525, Union Place</text:p>
            <text:p>Colombo 2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5577577      </text:p>
            <text:p>            (94) 11 5577511      </text:p>
            <text:p>orientleasing@sltnet.lk</text:p>
          </table:table-cell>
          <table:table-cell table:number-columns-repeated="1020"/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Pan Asia Banking Corporation PLC</text:p>
            <text:p>Earl's Court</text:p>
            <text:p>450, Galle Road</text:p>
            <text:p>Colombo 3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2378378      ,            (94) 11 2565565      </text:p>
            <text:p>            (94) 11 2565558      </text:p>
            <text:p>pabc@pabcbank.com</text:p>
            <text:p>www.pabcbank.com</text:p>
          </table:table-cell>
          <table:table-cell table:number-columns-repeated="1020"/>
        </table:table-row>
        <table:table-row table:style-name="ro4">
          <table:table-cell office:value-type="float" office:value="51">
            <text:p>51</text:p>
          </table:table-cell>
          <table:table-cell office:value-type="string">
            <text:p>People's Bank</text:p>
            <text:p>75, Sir Chittampalam A Gardiner Mawatha</text:p>
            <text:p>Colombo 2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(94) 11 2327841 - 6 / 2481481 </text:p>
            <text:p>            (94) 11 2446411      </text:p>
            <text:p>info@peoplesbank.lk</text:p>
            <text:p>www.peoplesbank.lk</text:p>
          </table:table-cell>
          <table:table-cell table:number-columns-repeated="1020"/>
        </table:table-row>
        <table:table-row table:style-name="ro4">
          <table:table-cell office:value-type="float" office:value="52">
            <text:p>52</text:p>
          </table:table-cell>
          <table:table-cell office:value-type="string">
            <text:p>People's Leasing Co Ltd</text:p>
            <text:p>67, Sir Chittampalam A Gardiner Mawatha</text:p>
            <text:p>P O Box 1346</text:p>
            <text:p>Colombo 2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2481000      </text:p>
            <text:p>            (94) 11 2320365      , 2543637</text:p>
            <text:p>plclease@plc.lk</text:p>
            <text:p>www.plc.lk</text:p>
          </table:table-cell>
          <table:table-cell table:number-columns-repeated="1020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People's Merchant Bank PLC.</text:p>
            <text:p>No. 21, Nawam Mawatha </text:p>
            <text:p>Colombo 2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(94) 11 2300191-4</text:p>
            <text:p>            (94) 11 2300190      </text:p>
            <text:p>pmbank@sltnet.lk</text:p>
            <text:p>www.pmbltd.com</text:p>
          </table:table-cell>
          <table:table-cell table:number-columns-repeated="1020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Rajarata Development Bank</text:p>
            <text:p>No 338/18, Mosque Road</text:p>
            <text:p>Bank Site</text:p>
            <text:p>Anuradhapura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025 - 2225214       / 2223080 </text:p>
            <text:p>            (94) 025-2223031      </text:p>
            <text:p>rrdbank@sltnet.lk</text:p>
          </table:table-cell>
          <table:table-cell table:number-columns-repeated="1020"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Ruhuna Development Bank</text:p>
            <text:p>Head Office</text:p>
            <text:p>382A, Anagarika Dharmapala Mawatha</text:p>
            <text:p>Pamburana,</text:p>
            <text:p>Matara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(94) 041 - 2226208 - 9, </text:p>
            <text:p>(94)             041- 2221450      </text:p>
            <text:p>rdb@sltnet.lk</text:p>
          </table:table-cell>
          <table:table-cell table:number-columns-repeated="1020"/>
        </table:table-row>
        <table:table-row table:style-name="ro7">
          <table:table-cell office:value-type="float" office:value="56">
            <text:p>56</text:p>
          </table:table-cell>
          <table:table-cell office:value-type="string">
            <text:p>Sabaragamuwa Development Bank</text:p>
            <text:p>28, Bandaranayaka Mawatha</text:p>
            <text:p>Rathnapura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045-2231215       /            045 - 2224566       </text:p>
            <text:p>            (94) 045-2231214      , </text:p>
            <text:p>sdbrp99@sltnet.lk</text:p>
            <text:p>www.sdbank.net</text:p>
          </table:table-cell>
          <table:table-cell table:number-columns-repeated="1020"/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Sampath Bank PLC</text:p>
            <text:p>110, Sir James Peiris Mawatha</text:p>
            <text:p>Colombo 2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2300260      , 2358358 , 5331441 </text:p>
            <text:p>            (94) 11 2303085      </text:p>
            <text:p>oper.mgr@sampath.lk</text:p>
            <text:p>www.sampath.lk</text:p>
          </table:table-cell>
          <table:table-cell table:number-columns-repeated="1020"/>
        </table:table-row>
        <table:table-row table:style-name="ro4">
          <table:table-cell office:value-type="float" office:value="58">
            <text:p>58</text:p>
          </table:table-cell>
          <table:table-cell office:value-type="string">
            <text:p>Sampath Leasing and Factoring Ltd</text:p>
            <text:p>'Sayuru Sevana',</text:p>
            <text:p>No. 46/12, Nawam Mawatha,</text:p>
            <text:p>Colombo 2 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7605605       </text:p>
            <text:p>            (94) 11 7605606       </text:p>
            <text:p>roshan@sampath-slfl.lk</text:p>
          </table:table-cell>
          <table:table-cell table:number-columns-repeated="1020"/>
        </table:table-row>
        <table:table-row table:style-name="ro6">
          <table:table-cell office:value-type="float" office:value="59">
            <text:p>59</text:p>
          </table:table-cell>
          <table:table-cell office:value-type="string">
            <text:p>Sanasa Development Bank Ltd</text:p>
            <text:p>340 2/1, R A De Mel Mawatha</text:p>
            <text:p>Colombo 3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(94) 11 2375084-91</text:p>
            <text:p>            (94) 11 5376686      </text:p>
            <text:p>sdbho@slt.lk</text:p>
            <text:p>www.sdb.lk</text:p>
          </table:table-cell>
          <table:table-cell table:number-columns-repeated="1020"/>
        </table:table-row>
        <table:table-row table:style-name="ro8">
          <table:table-cell office:value-type="float" office:value="60">
            <text:p>60</text:p>
          </table:table-cell>
          <table:table-cell office:value-type="string">
            <text:p>Senkadagala Finance Co Ltd</text:p>
            <text:p>12, Kotugodella Veediya</text:p>
            <text:p>Kandy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081-2201201      , 2358358 </text:p>
            <text:p>            (94) 081-2201207      </text:p>
            <text:p>senk@sri.lanka.net</text:p>
            <text:p>www.senfin.com</text:p>
          </table:table-cell>
          <table:table-cell table:number-columns-repeated="1020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Seylan Bank PLC.</text:p>
            <text:p>Ceylinco Seylan Towers</text:p>
            <text:p>90, Galle Road</text:p>
            <text:p>Colombo 3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2456789       </text:p>
            <text:p>            (94) 11 2456456      </text:p>
            <text:p>info@seylan.lk</text:p>
            <text:p>www.eseylan.com</text:p>
          </table:table-cell>
          <table:table-cell table:number-columns-repeated="1020"/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SMB Leasing PLC (formerly Seylan Merchant Bank PLC) </text:p>
            <text:p>385, Landmark Building</text:p>
            <text:p>Galle Road</text:p>
            <text:p>Colombo 3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2573363       / 5733997 </text:p>
            <text:p>            (94) 11 5557719       / 2573366 </text:p>
            <text:p>info@smblk.com</text:p>
            <text:p>www.smblk.com</text:p>
          </table:table-cell>
          <table:table-cell table:number-columns-repeated="1020"/>
        </table:table-row>
        <table:table-row table:style-name="ro8">
          <table:table-cell office:value-type="float" office:value="63">
            <text:p>63</text:p>
          </table:table-cell>
          <table:table-cell office:value-type="string">
            <text:p>People's Leasing Finance PLC. </text:p>
            <text:p>(Formally Seylan Merchant Leasing PLC)</text:p>
            <text:p>385, Landmark Building </text:p>
            <text:p>Galle Road</text:p>
            <text:p>Colombo 03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2376476       </text:p>
            <text:p>            (94) 11 2376479       </text:p>
            <text:p>info@smblk.com</text:p>
            <text:p>www.smblk.com</text:p>
          </table:table-cell>
          <table:table-cell table:number-columns-repeated="1020"/>
        </table:table-row>
        <table:table-row table:style-name="ro8">
          <table:table-cell office:value-type="float" office:value="64">
            <text:p>64</text:p>
          </table:table-cell>
          <table:table-cell office:value-type="string">
            <text:p>People,s Merchant Finance Co Ltd </text:p>
            <text:p>(Formaly Silvereen Finance Co Ltd)</text:p>
            <text:p>21, Kumara Veediya,</text:p>
            <text:p>Kandy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081-2224619      </text:p>
            <text:p>            (94) 081-2222703      </text:p>
            <text:p>silverf@kandy.lanka.net</text:p>
          </table:table-cell>
          <table:table-cell table:number-columns-repeated="1020"/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Singer Finance ( Lanka ) Ltd.,</text:p>
            <text:p>1st Floor </text:p>
            <text:p>331, Dr. Colvin R De Silva Mawatha,</text:p>
            <text:p>Colombo 2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2303717      , 2316416</text:p>
            <text:p>            (94) 11 2303715      </text:p>
            <text:p>financecompany@singersl.com</text:p>
            <text:p>www.singersl.com</text:p>
          </table:table-cell>
          <table:table-cell table:number-columns-repeated="1020"/>
        </table:table-row>
        <table:table-row table:style-name="ro8">
          <table:table-cell office:value-type="float" office:value="66">
            <text:p>66</text:p>
          </table:table-cell>
          <table:table-cell office:value-type="string">
            <text:p>Sinhaputhra Finance Ltd</text:p>
            <text:p>11, Hill Street</text:p>
            <text:p>Kandy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081-2223235       / 5555555 </text:p>
            <text:p>            (94) 081-2239064      </text:p>
            <text:p>info@sinhaputhra.lk</text:p>
            <text:p>www.singhaputhra.lk</text:p>
          </table:table-cell>
          <table:table-cell table:number-columns-repeated="1020"/>
        </table:table-row>
        <table:table-row table:style-name="ro6">
          <table:table-cell office:value-type="float" office:value="67">
            <text:p>67</text:p>
          </table:table-cell>
          <table:table-cell office:value-type="string">
            <text:p>Swarnamahal Financial Services Ltd. </text:p>
            <text:p>654, Level 1, Galle Road,</text:p>
            <text:p>Colombo 3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2595061      -62</text:p>
            <text:p>(94) 11 2595061, 2590164</text:p>
            <text:p>info@sfs.lk</text:p>
            <text:p>www.sfs.lk</text:p>
          </table:table-cell>
          <table:table-cell table:number-columns-repeated="1020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The Finance &amp; Guarantee Co. Ltd</text:p>
            <text:p>36A, Sir Marcus Fernando Mawatha</text:p>
            <text:p>Colombo 7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(94) 11 2672030-34</text:p>
            <text:p>            (94) 11 4710210      </text:p>
            <text:p>info@fglk.com</text:p>
            <text:p>www.fglk.com</text:p>
          </table:table-cell>
          <table:table-cell table:number-columns-repeated="1020"/>
        </table:table-row>
        <table:table-row table:style-name="ro4">
          <table:table-cell office:value-type="float" office:value="69">
            <text:p>69</text:p>
          </table:table-cell>
          <table:table-cell office:value-type="string">
            <text:p>The Finance Co PLC </text:p>
            <text:p>The Finance House </text:p>
            <text:p>55, Lauris Place,</text:p>
            <text:p>R.A.de Mel Mawatha</text:p>
            <text:p>Colombo 4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2580210      , 2597613</text:p>
            <text:p>            (94) 11 2580085      </text:p>
            <text:p>smi@thefinance.lk</text:p>
            <text:p>www.thefinance.lk</text:p>
          </table:table-cell>
          <table:table-cell table:number-columns-repeated="1020"/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The Multi Finance Co Ltd</text:p>
            <text:p>5, D S Senanayake Veediya</text:p>
            <text:p>Kandy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081-2225130      </text:p>
            <text:p>            (94) 081-2237030       /            081 2227691       </text:p>
            <text:p>info@themultifinance.com</text:p>
          </table:table-cell>
          <table:table-cell table:number-columns-repeated="1020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Trade Finance &amp; Investments Ltd</text:p>
            <text:p>459, Union Place</text:p>
            <text:p>Colombo 2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2688421      , 2688422, 2698818 </text:p>
            <text:p>            (94) 11 2699226      </text:p>
            <text:p>tradefi@lankabiz.net</text:p>
          </table:table-cell>
          <table:table-cell table:number-columns-repeated="1020"/>
        </table:table-row>
        <table:table-row table:style-name="ro4">
          <table:table-cell office:value-type="float" office:value="72">
            <text:p>72</text:p>
          </table:table-cell>
          <table:table-cell office:value-type="string">
            <text:p>Union Bank of Colombo Ltd </text:p>
            <text:p>15A, Alfred Place,</text:p>
            <text:p>Colombo 3 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2370870      </text:p>
            <text:p>            (94) 11 2370971       / 2370693</text:p>
            <text:p>ubonline@unionb.com</text:p>
            <text:p>www.unionb.com</text:p>
          </table:table-cell>
          <table:table-cell table:number-columns-repeated="1020"/>
        </table:table-row>
        <table:table-row table:style-name="ro5">
          <table:table-cell office:value-type="float" office:value="73">
            <text:p>73</text:p>
          </table:table-cell>
          <table:table-cell office:value-type="string">
            <text:p>Vallibel Finance Ltd</text:p>
            <text:p>17, 18th Lane</text:p>
            <text:p>Colombo 3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            (94) 11 2370990      </text:p>
            <text:p>            (94) 11 2375851      </text:p>
            <text:p>info@vallibelfinance.com</text:p>
          </table:table-cell>
          <table:table-cell table:number-columns-repeated="1020"/>
        </table:table-row>
        <table:table-row table:style-name="ro4">
          <table:table-cell office:value-type="float" office:value="74">
            <text:p>74</text:p>
          </table:table-cell>
          <table:table-cell office:value-type="string">
            <text:p>Wayamba Development Bank</text:p>
            <text:p>155, Negambo Road</text:p>
            <text:p>Kurunegala</text:p>
          </table:table-cell>
          <table:table-cell office:value-type="string">
            <text:p>Tel. </text:p>
            <text:p>Fax </text:p>
            <text:p>E-mail </text:p>
            <text:p>Website</text:p>
          </table:table-cell>
          <table:table-cell office:value-type="string">
            <text:p>(94) 037 - 2227428-429</text:p>
            <text:p>            (94) 037-2220013      </text:p>
            <text:p>wdbgm@sltnet.lk</text:p>
            <text:p>www.wdbnet.lk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2" table:default-cell-style-name="Default"/>
        <table:table-row table:style-name="ro10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0">01/10/2011</text:date>, <text:time>02:4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hinda Jayakody</meta:initial-creator>
    <meta:creation-date>2011-01-10T02:39:09.37</meta:creation-date>
    <dc:date>2011-01-10T02:40:04.87</dc:date>
    <dc:creator>Mahinda Jayakody</dc:creator>
    <meta:editing-duration>PT00H00M56S</meta:editing-duration>
    <meta:editing-cycles>1</meta:editing-cycles>
    <meta:document-statistic meta:table-count="3" meta:cell-count="304" meta:object-count="0"/>
    <meta:generator>OpenOffice.org/3.2$Win32 OpenOffice.org_project/320m18$Build-9502</meta:generator>
  </office:meta>
</office:document-meta>
</file>